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Heading_20_2">
      <style:paragraph-properties fo:margin-left="0cm" fo:margin-right="0cm" fo:text-indent="0cm" style:auto-text-indent="false"/>
    </style:style>
    <style:style style:name="P12" style:family="paragraph" style:parent-style-name="Text_20_body" style:list-style-name="WW8Num7"/>
    <style:style style:name="P13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RealizarLogin</text:p>
      <text:p text:style-name="P8"/>
      <text:p text:style-name="P8"/>
      <text:h text:style-name="Heading_20_1" text:outline-level="1">Breve Descrição</text:h>
      <text:p text:style-name="Text_20_body"><text:s text:c="4"/>O caso de uso RealizarLogin permite que o usuário entre com o seu ID ou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4397331" text:style-name="WW8Num7">
        <text:list-item>
          <text:p text:style-name="P12">O usuário preenche os campos com seu ID ou e-mail e senha;</text:p>
        </text:list-item>
        <text:list-item>
          <text:p text:style-name="P12">O sistema valida o login do usuário;</text:p>
        </text:list-item>
        <text:list-item>
          <text:p text:style-name="P12">O usuário entra no sistema;</text:p>
        </text:list-item>
        <text:list-item>
          <text:p text:style-name="P12">O caso de uso é encerrado.</text:p>
        </text:list-item>
      </text:list>
      <text:h text:style-name="Heading_20_1" text:outline-level="1">Fluxos Alternativos</text:h>
      <text:h text:style-name="P11" text:outline-level="2" text:is-list-header="true">Fluxo Alternativo 1</text:h>
      <text:p text:style-name="Text_20_body">Se no passo <text:s/>1 o usuário entra com ID e/ou e-mail e/ou senha inválidas</text:p>
      <text:list xml:id="list34410429" text:style-name="WW8Num2">
        <text:list-item>
          <text:p text:style-name="P13">O sistema retorna a mensagem de erro “ID/e-mail ou senha inválidas”; </text:p>
        </text:list-item>
        <text:list-item>
          <text:p text:style-name="P13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7"><text:tab/>Fluxo Alternativo 1: O usuário não está logado <text:s/>no sistema.</text:p>
      <text:h text:style-name="Heading_20_1" text:outline-level="1">Requisitos Especiais</text:h>
      <text:p text:style-name="P7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19T15:17:22.4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</meta:editing-cycles>
    <meta:editing-duration>PT01H49M11S</meta:editing-duration>
    <meta:generator>BrOffice.org/3.2$Win32 OpenOffice.org_project/320m12$Build-9483</meta:generator>
    <dc:date>2010-06-19T15:17:22.39</dc:date>
    <meta:document-statistic meta:table-count="2" meta:image-count="0" meta:object-count="0" meta:page-count="1" meta:paragraph-count="29" meta:word-count="227" meta:character-count="1277"/>
  </office:meta>
</office:document-meta>
</file>